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3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3" office:value-type="string" calcext:value-type="string">
            <text:p>Method</text:p>
          </table:table-cell>
          <table:table-cell table:style-name="ce4" office:value-type="string" calcext:value-type="string">
            <text:p><text:s text:c="31"/>Request Parameter</text:p>
          </table:table-cell>
          <table:table-cell table:style-name="ce4"/>
          <table:table-cell/>
          <table:table-cell table:style-name="ce6" office:value-type="string" calcext:value-type="string">
            <text:p><text:s text:c="36"/>Respond Parameter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value</text:p>
          </table:table-cell>
          <table:table-cell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/parkingspot/availabilit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ini dipake di UI untuk milih seat parkin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ok, request seat succes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ponse error, request seat terpaka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/ticket/entr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icke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_092 (ini contoh)</text:p>
          </table:table-cell>
          <table:table-cell/>
          <table:table-cell office:value-type="string" calcext:value-type="string">
            <text:p>ini untuk generate ticket masu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ok / error</text:p>
          </table:table-cell>
          <table:table-cell/>
          <table:table-cell office:value-type="string" calcext:value-type="string">
            <text:p>response ok, kasih e-ticket barcode, barccodenya dummy aja dari fro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sponse error, request ticket gagal, d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Variable id ini untuk dipake pas verifikasi masu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/ticket/entry/sc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/parkingspot/availability/vie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 parameter</text:p>
          </table:table-cell>
          <table:table-cell table:number-columns-repeated="2"/>
          <table:table-cell office:value-type="string" calcext:value-type="string">
            <text:p>parking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ini buat data semua parking spot yang kepake dan engga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15:04.34767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9:09:32.327687092</meta:creation-date>
    <dc:date>2020-12-13T19:57:41.978928237</dc:date>
    <meta:editing-duration>PT2H7M12S</meta:editing-duration>
    <meta:editing-cycles>3</meta:editing-cycles>
    <meta:generator>LibreOffice/6.4.6.2$Linux_X86_64 LibreOffice_project/40$Build-2</meta:generator>
    <meta:document-statistic meta:table-count="1" meta:cell-count="61" meta:object-count="0"/>
  </office:meta>
</office:document-meta>
</file>